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23ff23"/>
    </style:style>
    <style:style style:name="T4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semester overview</presentation:footer-decl>
      <presentation:footer-decl presentation:name="ftr2">CMPTxxxx</presentation:footer-decl>
      <presentation:date-time-decl presentation:name="dtd1" presentation:source="fixed">5 Dec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MPT14x Semester Overview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5 Dec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mester Review: major concep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roblem solving / <text:span text:style-name="T1">design</text:span> process</text:p>
              </text:list-item>
            </text:list>
            <text:list text:style-name="L3">
              <text:list-item>
                <text:p text:style-name="P3">Program <text:span text:style-name="T1">element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Expressions, sequence/if/while/etc.</text:span></text:p>
                  </text:list-item>
                </text:list>
              </text:list-item>
            </text:list>
            <text:list text:style-name="L3">
              <text:list-item>
                <text:p text:style-name="P3">Program <text:span text:style-name="T1">organizatio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rocedures, modules, libraries, scope</text:span></text:p>
                  </text:list-item>
                </text:list>
              </text:list-item>
            </text:list>
            <text:list text:style-name="L3">
              <text:list-item>
                <text:p text:style-name="P3">Data <text:span text:style-name="T1">types</text:span>: <text:span text:style-name="T2">lists/arrays, classes, sets, dict</text:span></text:p>
              </text:list-item>
            </text:list>
            <text:list text:style-name="L3">
              <text:list-item>
                <text:p text:style-name="P3"><text:span text:style-name="T1">Standard libraries</text:span>: <text:span text:style-name="T2">math, random, file I/O</text:span></text:p>
              </text:list-item>
            </text:list>
            <text:list text:style-name="L3">
              <text:list-item>
                <text:p text:style-name="P3"><text:span text:style-name="T1">Exceptions</text:span></text:p>
              </text:list-item>
            </text:list>
            <text:list text:style-name="L3">
              <text:list-item>
                <text:p text:style-name="P3"><text:span text:style-name="T1">OO</text:span> concep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MPT 140 Review: Chapters 1-8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Ch1: <text:span text:style-name="T1">Problem</text:span>-solv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2: Your first <text:span text:style-name="T1">prog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3: Program <text:span text:style-name="T1">stru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4: Procedures/<text:span text:style-name="T1">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5: Arrays/<text:span text:style-name="T1">l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6: <text:span text:style-name="T1">Library</text:span> modules: math, rand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7: <text:span text:style-name="T1">Applic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8: Number <text:span text:style-name="T1">bases</text:span> and memory/<text:span text:style-name="T1">storag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MPT 145 Review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Sets</text:span> (M2 ch9)</text:p>
              </text:list-item>
            </text:list>
            <text:list text:style-name="L3">
              <text:list-item>
                <text:p text:style-name="P3"><text:span text:style-name="T1">Dictionaries</text:span> (Py ch10)</text:p>
              </text:list-item>
            </text:list>
            <text:list text:style-name="L3">
              <text:list-item>
                <text:p text:style-name="P3"><text:span text:style-name="T1">Object-oriented</text:span> programming (Py ch12-14)</text:p>
              </text:list-item>
            </text:list>
            <text:list text:style-name="L3">
              <text:list-item>
                <text:p text:style-name="P3"><text:span text:style-name="T1">Exceptions</text:span> (Py tut 8)</text:p>
              </text:list-item>
            </text:list>
            <text:list text:style-name="L3">
              <text:list-item>
                <text:p text:style-name="P3"><text:span text:style-name="T1">Namespaces</text:span> and <text:span text:style-name="T1">scope</text:span> (Py tut 9)</text:p>
              </text:list-item>
            </text:list>
            <text:list text:style-name="L3">
              <text:list-item>
                <text:p text:style-name="P3"><text:span text:style-name="T1">Pointers</text:span> and <text:span text:style-name="T1">linked lists</text:span> (M2 ch12, Py ch17)</text:p>
              </text:list-item>
            </text:list>
            <text:list text:style-name="L3">
              <text:list-item>
                <text:p text:style-name="P3"><text:span text:style-name="T1">Trees</text:span>, <text:span text:style-name="T1">BST, Stacks/Queues</text:span> (M2 ch14, Py ch20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ere to go from here?</text:p>
          </draw:text-box>
        </draw:frame>
        <draw:frame presentation:style-name="pr5" draw:text-style-name="P3" draw:layer="layout" svg:width="25.199cm" svg:height="14.319cm" svg:x="1.4cm" svg:y="4.507cm" presentation:class="outline" presentation:user-transformed="true">
          <draw:text-box>
            <text:list text:style-name="L3">
              <text:list-item>
                <text:p text:style-name="P3">Now you know the <text:span text:style-name="T1">concepts</text:span>; learning C/Java/M2/etc. is mostly just learning <text:span text:style-name="T1">syntax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++</text:span>: CMPT 160+165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Java</text:span>: CMPT 160+167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2</text:span>: notes from old CMPT145</text:p>
                  </text:list-item>
                </text:list>
              </text:list-item>
            </text:list>
            <text:list text:style-name="L3">
              <text:list-item>
                <text:p text:style-name="P3">Learn by <text:span text:style-name="T1">example</text:span>:</text:p>
              </text:list-item>
            </text:list>
            <text:list text:style-name="L3">
              <text:list-item>
                <text:list>
                  <text:list-item>
                    <text:p text:style-name="P4">Find a small, well-written application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gure out how it works; read the <text:span text:style-name="T1">code</text:span></text:p>
                  </text:list-item>
                </text:list>
              </text:list-item>
            </text:list>
            <text:list text:style-name="L3">
              <text:list-item>
                <text:p text:style-name="P3">Learn by <text:span text:style-name="T1">doing</text:span>:</text:p>
              </text:list-item>
            </text:list>
            <text:list text:style-name="L3">
              <text:list-item>
                <text:list>
                  <text:list-item>
                    <text:p text:style-name="P4">Modify/extend, or <text:span text:style-name="T1">create</text:span> your own app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Paper</text:span> was due <text:span text:style-name="T3">M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Email to me (I'll send you a confirmation mai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Late penalty 10% per day (midnight to midnigh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Not accepted after the final exam star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10</text:span> due <text:span text:style-name="T3">tonight</text:span>:</text:p>
              </text:list-item>
            </text:list>
            <text:list text:style-name="L3">
              <text:list-item>
                <text:list>
                  <text:list-item>
                    <text:p text:style-name="P4">Implement one of your old <text:span text:style-name="T2">Lab04-07</text:span> in <text:span text:style-name="T2">M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ull lab-writeup (may reuse parts of old writeup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Final exam</text:span> this<text:span text:style-name="T3"> Sat 8Dec</text:span><text:span text:style-name="T4">: 9-11am Neu37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6-12-04T13:21:19</meta:creation-date>
    <dc:creator>Sean Ho</dc:creator>
    <dc:date>2007-12-05T13:51:01</dc:date>
    <meta:editing-cycles>9</meta:editing-cycles>
    <meta:editing-duration>PT1H19M18S</meta:editing-duration>
    <meta:template xlink:type="simple" xlink:actuate="onRequest" xlink:href="../../../../../../Application%20Data/OpenOffice.org2/user/template/Sample%20Lecture.otp" xlink:title="Sample Lecture" meta:date="2006-12-04T13:21:19"/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